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37])" office:value-type="float" office:value="1.94417223" calcext:value-type="float">
            <text:p>1.94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10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12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2.3331" calcext:value-type="float">
              <text:p>2.33</text:p>
            </table:table-cell>
            <table:table-cell table:style-name="ce25" table:formula="of:=[.F56]*[.E56]" office:value-type="float" office:value="0.77762223" calcext:value-type="float">
              <text:p>0.78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de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de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4:17:08.881059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4:29:05.025087486</dc:date>
    <meta:print-date>2005-07-25T11:10:23</meta:print-date>
    <dc:language>en-US</dc:language>
    <meta:editing-cycles>167</meta:editing-cycles>
    <meta:editing-duration>PT7H44M52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